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cm" loext:contextual-spacing="false" fo:line-height="112%"/>
      <style:text-properties style:font-name="Century Schoolbook" fo:font-size="12pt" fo:language="ru" fo:country="RU" officeooo:rsid="0017be37" officeooo:paragraph-rsid="0017be37" style:font-size-asian="10.5pt" style:font-size-complex="12pt"/>
    </style:style>
    <style:style style:name="P2" style:family="paragraph" style:parent-style-name="Standard">
      <style:paragraph-properties fo:margin-top="0cm" fo:margin-bottom="0.4cm" loext:contextual-spacing="false" fo:line-height="112%"/>
      <style:text-properties style:font-name="Century Schoolbook" fo:font-size="12pt" fo:language="ru" fo:country="RU" officeooo:rsid="0018447b" officeooo:paragraph-rsid="0018447b" style:font-size-asian="10.5pt" style:font-size-complex="12pt"/>
    </style:style>
    <style:style style:name="P3" style:family="paragraph" style:parent-style-name="Standard">
      <style:paragraph-properties fo:margin-top="0cm" fo:margin-bottom="0.4cm" loext:contextual-spacing="false" fo:line-height="112%"/>
      <style:text-properties style:font-name="Century Schoolbook" fo:font-size="12pt" fo:language="ru" fo:country="RU" officeooo:rsid="001aa9b9" officeooo:paragraph-rsid="001aa9b9" style:font-size-asian="10.5pt" style:font-size-complex="12pt"/>
    </style:style>
    <style:style style:name="P4" style:family="paragraph" style:parent-style-name="Standard">
      <style:paragraph-properties fo:margin-top="0cm" fo:margin-bottom="0.4cm" loext:contextual-spacing="false" fo:line-height="112%"/>
      <style:text-properties style:font-name="Century Schoolbook" fo:font-size="12pt" fo:language="ru" fo:country="RU" officeooo:rsid="001cf7cc" officeooo:paragraph-rsid="001cf7cc" style:font-size-asian="10.5pt" style:font-size-complex="12pt"/>
    </style:style>
    <style:style style:name="P5" style:family="paragraph" style:parent-style-name="Standard">
      <style:paragraph-properties fo:margin-top="0cm" fo:margin-bottom="0.4cm" loext:contextual-spacing="false" fo:line-height="112%"/>
      <style:text-properties style:font-name="Century Schoolbook" fo:font-size="12pt" fo:language="ru" fo:country="RU" officeooo:rsid="001e72d8" officeooo:paragraph-rsid="001e72d8" style:font-size-asian="10.5pt" style:font-size-complex="12pt"/>
    </style:style>
    <style:style style:name="P6" style:family="paragraph" style:parent-style-name="Standard">
      <style:paragraph-properties fo:margin-top="0cm" fo:margin-bottom="0.4cm" loext:contextual-spacing="false" fo:line-height="112%"/>
      <style:text-properties style:font-name="Century Schoolbook" fo:font-size="12pt" fo:language="ru" fo:country="RU" officeooo:rsid="001f08b5" officeooo:paragraph-rsid="00219beb" style:font-size-asian="10.5pt" style:font-size-complex="12pt"/>
    </style:style>
    <style:style style:name="P7" style:family="paragraph" style:parent-style-name="Standard">
      <style:paragraph-properties fo:margin-top="0cm" fo:margin-bottom="0.4cm" loext:contextual-spacing="false" fo:line-height="112%"/>
      <style:text-properties style:font-name="Century Schoolbook" fo:font-size="12pt" fo:language="ru" fo:country="RU" officeooo:rsid="00227445" officeooo:paragraph-rsid="00227445" style:font-size-asian="10.5pt" style:font-size-complex="12pt"/>
    </style:style>
    <style:style style:name="P8" style:family="paragraph" style:parent-style-name="Standard">
      <style:paragraph-properties fo:margin-top="0cm" fo:margin-bottom="0.4cm" loext:contextual-spacing="false" fo:line-height="112%"/>
      <style:text-properties style:font-name="Century Schoolbook" fo:font-size="12pt" fo:language="ru" fo:country="RU" officeooo:rsid="002446a8" officeooo:paragraph-rsid="002446a8" style:font-size-asian="10.5pt" style:font-size-complex="12pt"/>
    </style:style>
    <style:style style:name="P9" style:family="paragraph" style:parent-style-name="Standard">
      <style:paragraph-properties fo:margin-top="0cm" fo:margin-bottom="0.4cm" loext:contextual-spacing="false" fo:line-height="112%"/>
      <style:text-properties style:font-name="Century Schoolbook" fo:font-size="12pt" fo:language="ru" fo:country="RU" fo:font-weight="bold" officeooo:rsid="001ef401" officeooo:paragraph-rsid="001ef401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margin-top="0cm" fo:margin-bottom="0.4cm" loext:contextual-spacing="false" fo:line-height="112%"/>
      <style:text-properties style:font-name="Century Schoolbook" fo:font-size="12pt" fo:language="ru" fo:country="RU" fo:font-weight="bold" officeooo:rsid="001fb3c0" officeooo:paragraph-rsid="001fb3c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.4cm" loext:contextual-spacing="false" fo:line-height="112%"/>
      <style:text-properties style:font-name="Century Schoolbook" fo:font-size="12pt" fo:language="ru" fo:country="RU" fo:font-weight="bold" officeooo:rsid="00219beb" officeooo:paragraph-rsid="00219beb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top="0cm" fo:margin-bottom="0.4cm" loext:contextual-spacing="false" fo:line-height="112%" fo:break-before="page"/>
      <style:text-properties style:font-name="Century Schoolbook" fo:font-size="12pt" fo:language="ru" fo:country="RU" officeooo:rsid="00227445" officeooo:paragraph-rsid="00227445" style:font-size-asian="10.5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officeooo:rsid="001a5b15" style:font-weight-asian="bold" style:font-weight-complex="bold"/>
    </style:style>
    <style:style style:name="T4" style:family="text">
      <style:text-properties fo:language="en" fo:country="US" officeooo:rsid="001a5b15"/>
    </style:style>
    <style:style style:name="T5" style:family="text">
      <style:text-properties fo:language="en" fo:country="US" officeooo:rsid="001cbf1f"/>
    </style:style>
    <style:style style:name="T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a5b15"/>
    </style:style>
    <style:style style:name="T10" style:family="text">
      <style:text-properties officeooo:rsid="001bb189"/>
    </style:style>
    <style:style style:name="T11" style:family="text">
      <style:text-properties officeooo:rsid="001cbf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Туктаров Рустам, 8 класс.</text:span><text:span text:style-name="T8"> Стул имеет 3 ножки. Для устойчивости к нему прикрепили ещё 100 ножек (чтобы наверняка) и приклеили к полу. Сколько ножек стало у стула?</text:span></text:p>
      <text:p text:style-name="P1"><text:span text:style-name="T7">Павлов Илья, 8 класс.</text:span> Остап Бендер и Киса Воробьянинов делят 12 стульев: 6 синих, 5 красных и 1 золотой, при условии, что по стоимости один синий как два красных, а один золотой как шесть синих. Красный стул стоит 10 рублей. Можно ли разделить стулья так, чтобы каждый получил равное количество денег?</text:p>
      <text:p text:style-name="P4"><text:span text:style-name="T7">Камышева Софья, 7 класс.</text:span> На одной съёмочной площадке оказался очень увесистый режиссёр, да такой увесистый, что под ним ломались все ножки у стульев! Однажды актёры купили режиссёру стул с 2020 ножками <text:span text:style-name="T1">— </text:span>в надежде, что сломается только 2000 ножек. Сколько ножек останется по расчёту актёров?</text:p>
      <text:p text:style-name="P4"><text:span text:style-name="T7">Сафронова Елена, 7 класс.</text:span><text:span text:style-name="T8"> Мальчик садится на стул с 6 ножками, кладёт на голову стопку книг и начинает раскачиваться взад-вперёд. Каждый раз, когда он качается, с его головы падает книга, а каждые три таких раскачивания у стула ломается ножка. Сколько книг свалится с головы мальчика, прежде чем у стула сломаются все ножки? (Мальчик не упадёт, потому что стул умеет парить в воздухе.)</text:span></text:p>
      <text:p text:style-name="P3"><text:span text:style-name="T7">Денисов Роман, 7 класс.</text:span> Дальнобойщик Вася из России в Швецию везёт 600 стульев в Икею. У него есть три прицепа. В первом вдвое больше, чем во втором, а в третьем втрое больше, чем во втором. Вдруг в первый прицеп попала молния, и все стулья сгорели, а второй <text:span text:style-name="T10">прицеп </text:span>унесло смерчем. Сколько стульев Вася довезёт до Икеи?</text:p>
      <text:p text:style-name="P5"><text:span text:style-name="T7">Марк Максим, 8 класс.</text:span> Когда великан был маленьким (меньше 1 года), ему не нужен был стул, ведь он сидел на полу. Ему исполнился один год, и пол начал прогибаться, тогда родители сделали великану огромный титановый стул <text:span text:style-name="T1">— </text:span>но когда он сел на стул, стул сразу развалился. Тогда родители решили посадить его на два стула. Стулья выдержали. Каждый год ему добавляли по одному стулу к тем, что уже имеются. Сейчас ему 30 лет, на скольки стульях он сидит?</text:p>
      <text:p text:style-name="P10">Пчёлкин Никита, 7 класс. <text:span text:style-name="T8">В городе живёт мастер, который красит стулья. Однажды к нему пришёл стул и захотел покрасить себя и свой стул. Сколько стульев предстоит покрасить мастеру?</text:span></text:p>
      <text:p text:style-name="P9">Миндубаев Филипп, 7 класс.<text:span text:style-name="T8"> В школе 3 площадки, на которых по 8 классов, в каждом классе по 30 учеников. Для каждого ученика в школе есть по два стула, на которых он сидит, но в каждом классе есть наказанный ученик, который пишет стоя. У каждого класса есть классный руководитель, у которого стул с 8 ножками, потому что чем больше, тем лучше. На каждой площадке 40 кабинетов. Во всех кабинетах с чётными номерами стулья с 4 ножками, а в нечётных </text:span><text:span text:style-name="T2">— </text:span><text:span text:style-name="T8">с двумя ножками. Также есть трон для директора школы,с 36 ножками из чистого золота! Вопрос: сколько будет 2+2?</text:span></text:p>
      <text:p text:style-name="P11"><text:soft-page-break/>Вандышев Иван, 8 класс.<text:span text:style-name="T8"> В классе было 20 парт, по два стула за каждой. Стены были синими, дверь коричневая, учитель строгий, доска белая, шкаф большой. Из окна светило солнышко и дул ветерок. Сколько стульев было в классе?</text:span></text:p>
      <text:p text:style-name="P6"><text:span text:style-name="T7">Рыжик Максим, 7 класс.</text:span><text:span text:style-name="T8"> Великий учёный Вася Пупкин изобрёл вечный двигатель, работающий по принципу Стула. Принцип заключается в следующем: ставится стул, а под него кладутся кнопки. На стул сажают мальчика. Стул резко выдёргивают, и мальчик, упав на кнопки, начинает визжать как поросёнок и подпрыгивает вверх. Падает он снова на кнопки, и снова подпрыгивает вверх, каждый раз вырабатывая механическую энергию. Так повторяется бесконечное количество раз. Очень важно, чтобы на мальчике были надеты специальные штаны, к которым не пристают кнопки. Когда Вася тестировал своё гениальное изобретение, он забыл надеть эти штаны, и 2/3 кнопок накололось на него. Вопрос: сколько кнопок вынимал из себя несчастный учёный, если под стулом их было 126?</text:span></text:p>
      <text:p text:style-name="P6"><text:span text:style-name="T3">Honorable mentions.</text:span><text:span text:style-name="T4"> </text:span><text:span text:style-name="T9">Годовалый ребёнок сгрыз у стула семь ножек. Вы падаете с неба на стуле, и не спрашивайте, почему. Кот Бейсик обожает сть сырные клубки пряжи. Стул со спиночесалкой, причём в магазине, где все цены возведены в квадрат. Если я перепишу условие задачи, добавив в него пример </text:span><text:span text:style-name="T5">— </text:span><text:span text:style-name="T11">это будет задачей, которая является решением для себя.</text:span></text:p>
      <text:p text:style-name="P12"><text:span text:style-name="T7">Лимаренко Никита, 7 класс.</text:span><text:span text:style-name="T8"> На фабрике по производству телевизоров на основе марсианского песка </text:span><text:span text:style-name="T2">«</text:span><text:span text:style-name="T8">Стул и сыновья</text:span><text:span text:style-name="T2">» </text:span><text:span text:style-name="T8">токарь 5-го разряда Иннокентий Ольгович Горизонтальный решил сыграть со сварщиком Геннадием Феодосиевичем Параллельным в игру на пакет 28-мерных невырожденных шоколадных эллипсоидов.</text:span></text:p>
      <text:p text:style-name="P7"><text:span text:style-name="T8">Правила игры очень просты: один из участников загадывает число, после чего второй игрок с завязанными глазами делает два круга вокруг Александровской колонны и, повернувшись трижды на запад, дважды на юго-восток, четырежды на северо-запад и ещё один раз на юго-север, </text:span><text:span text:style-name="T2">— </text:span><text:span text:style-name="T8">подбрасывает монетку верхним пальцем третьей ноги.</text:span></text:p>
      <text:p text:style-name="P7"><text:span text:style-name="T8">Первый игрок ловит эту монетку. Если выпала решка,то он умножает своё число на </text:span><text:span text:style-name="T2">2^</text:span><text:span text:style-name="T6">n</text:span><text:span text:style-name="T2">, </text:span><text:span text:style-name="T8">где </text:span><text:span text:style-name="T6">n</text:span><text:span text:style-name="T2"> — </text:span><text:span text:style-name="T8">достоинство монеты, делённое на квадратный корень из суммы нынешнего года и загаданного числа.</text:span></text:p>
      <text:p text:style-name="P7"><text:span text:style-name="T8">Если выпал орёл, то первый игрок умножает своё число на 2, после чего совершает ровно столько кругосветных путешествий, сколько у него получилось в результате умножения.</text:span></text:p>
      <text:p text:style-name="P7"><text:span text:style-name="T8">Пока первый игрок совершает кругосветные путешествия, второй рожает драконов: не больше </text:span><text:span text:style-name="T2">2^</text:span><text:span text:style-name="T6">n</text:span><text:span text:style-name="T2"> </text:span><text:span text:style-name="T8">драконов, где </text:span><text:span text:style-name="T6">n</text:span><text:span text:style-name="T2"> — </text:span><text:span text:style-name="T8">количество кругостветных путешествий первого, умноженное на достоинство монеты в квадрате и на текущий год.</text:span></text:p>
      <text:p text:style-name="P8"><text:span text:style-name="T8">После возвращения первого из кругосветных путешествий драконы вместе со вторым игроком готовят ему ужин из пенопластовых гвоздей с мозгами автора этой задачи, а потом кормят им первогона воздушном шаре с водородом при свечах. Побеждает тот, кто после этого первым добежит до Парижа и напишет на мостовой решение примера 2+2.</text:span></text:p>
      <text:p text:style-name="P8"><text:span text:style-name="T8">На прибежавшего при этом летит огромная квадратная Луна. Помогите ему </text:span><text:span text:style-name="T2">— </text:span><text:span text:style-name="T8">решите этот пример за него, чтобы ему осталось только записать ответ!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2cm" fo:margin-bottom="2.2cm" fo:margin-left="2.2cm" fo:margin-right="2.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0:48:48.487000000</meta:creation-date>
    <dc:date>2019-04-25T12:13:29.402000000</dc:date>
    <meta:editing-duration>PT1H14M31S</meta:editing-duration>
    <meta:editing-cycles>16</meta:editing-cycles>
    <meta:generator>LibreOffice/6.0.2.1$Windows_X86_64 LibreOffice_project/f7f06a8f319e4b62f9bc5095aa112a65d2f3ac89</meta:generator>
    <meta:document-statistic meta:table-count="0" meta:image-count="0" meta:object-count="0" meta:page-count="3" meta:paragraph-count="18" meta:word-count="876" meta:character-count="5609" meta:non-whitespace-character-count="4743"/>
  </office:meta>
</office:document-meta>
</file>